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name="Consolas"/>
    </style:style>
    <style:style style:name="T2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Liberation Serif"/>
    </style:style>
    <style:style style:name="T4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5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office:value-type="string" calcext:value-type="string">
            <text:p>10.94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6" office:value-type="string" calcext:value-type="string">
            <text:p>15.00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6" office:value-type="string" calcext:value-type="string">
            <text:p>7.50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6" office:value-type="string" calcext:value-type="string">
            <text:p>10.50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6" office:value-type="string" calcext:value-type="string">
            <text:p>6.10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6" office:value-type="string" calcext:value-type="string">
            <text:p>12.70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16.60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3.47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49:28.205942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7T11:53:44.086713609</dc:date>
    <meta:editing-duration>PT15M38S</meta:editing-duration>
    <meta:editing-cycles>5</meta:editing-cycles>
    <meta:document-statistic meta:table-count="1" meta:cell-count="51" meta:object-count="0"/>
  </office:meta>
</office:document-meta>
</file>